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">
      <style:text-properties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 style:data-style-name="N110"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8" style:family="table-cell" style:parent-style-name="Default">
      <style:text-properties fo:color="#eeeeee" fo:font-size="14pt" style:font-size-asian="14pt" style:font-size-complex="14pt"/>
    </style:style>
    <style:style style:name="ce19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9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7007">
            <text:p>￥7,00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745">
            <text:p>￥745</text:p>
          </table:table-cell>
          <table:table-cell table:style-name="ce13" office:value-type="string">
            <text:p>酎ハイ,ﾚﾓﾝﾃｨｰ,ｶｯﾌﾟ麺,刺身,菓子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878">
            <text:p>￥878</text:p>
          </table:table-cell>
          <table:table-cell table:style-name="ce13" office:value-type="string">
            <text:p>牛乳,ﾚﾓﾝﾃｨｰ,ﾁｰｽﾞ,刺身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918">
            <text:p>￥918</text:p>
          </table:table-cell>
          <table:table-cell table:style-name="ce13" office:value-type="string">
            <text:p>麦茶,酎ハイ,魚肉ｿｰｾｰｼﾞ,寿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4">
            <text:p>9月4日</text:p>
          </table:table-cell>
          <table:table-cell table:style-name="ce8" office:value-type="currency" office:currency="JPY" office:value="708">
            <text:p>￥708</text:p>
          </table:table-cell>
          <table:table-cell table:style-name="ce14" office:value-type="string">
            <text:p>ﾔｸﾙﾄ,刺身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747">
            <text:p>￥747</text:p>
          </table:table-cell>
          <table:table-cell table:style-name="ce13" office:value-type="string">
            <text:p>ﾚﾓﾝﾃｨｰ,野菜汁,酎ハイ,寿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6">
            <text:p>9月6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6">
            <text:p>9月6日</text:p>
          </table:table-cell>
          <table:table-cell table:style-name="ce8" office:value-type="currency" office:currency="JPY" office:value="481">
            <text:p>￥481</text:p>
          </table:table-cell>
          <table:table-cell table:style-name="ce13" office:value-type="string">
            <text:p>ﾚﾓﾝﾃｨｰ,酎ハイ,鉄火巻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7">
            <text:p>9月7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7">
            <text:p>9月7日</text:p>
          </table:table-cell>
          <table:table-cell table:style-name="ce8" office:value-type="currency" office:currency="JPY" office:value="1010">
            <text:p>￥1,010</text:p>
          </table:table-cell>
          <table:table-cell table:style-name="ce13" office:value-type="string">
            <text:p>菓子,刺身,ﾚﾓﾝﾃｨｰ,ﾔｸﾙﾄ,酎ハイ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4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 table:number-rows-repeated="1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8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25613">
            <text:p>￥25,61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658">
            <text:p>￥658</text:p>
          </table:table-cell>
          <table:table-cell table:style-name="ce13" office:value-type="string">
            <text:p>駄菓子,刺身,酎ハイ,ﾊﾟﾝﾂ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2">
            <text:p>8月2日</text:p>
          </table:table-cell>
          <table:table-cell table:style-name="ce8" office:value-type="currency" office:currency="JPY" office:value="533">
            <text:p>￥533</text:p>
          </table:table-cell>
          <table:table-cell table:style-name="ce13" office:value-type="string">
            <text:p>野菜汁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438">
            <text:p>￥438</text:p>
          </table:table-cell>
          <table:table-cell table:style-name="ce13" office:value-type="string">
            <text:p>ﾚﾓﾝﾃｨｰ,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679">
            <text:p>￥679</text:p>
          </table:table-cell>
          <table:table-cell table:style-name="ce14" office:value-type="string">
            <text:p>ﾚﾓﾝﾃｨｰ,刺身,もずく,ｶｯﾌﾟ麺,手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950">
            <text:p>￥950</text:p>
          </table:table-cell>
          <table:table-cell table:style-name="ce13" office:value-type="string">
            <text:p>菓子,ﾚﾓﾝﾃｨｰ,ﾔｸﾙﾄ,刺身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727">
            <text:p>￥727</text:p>
          </table:table-cell>
          <table:table-cell table:style-name="ce13" office:value-type="string">
            <text:p>UCC紅茶,酎ハイ,ｼﾘｱﾙ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543">
            <text:p>￥543</text:p>
          </table:table-cell>
          <table:table-cell table:style-name="ce13" office:value-type="string">
            <text:p>酎ハイ,ﾚﾓﾝﾃｨｰ,野菜汁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9" office:value-type="currency" office:currency="JPY" office:value="758">
            <text:p>￥758</text:p>
          </table:table-cell>
          <table:table-cell table:style-name="ce13" office:value-type="string">
            <text:p>刺身,菓子,ｶｯﾌﾟ麺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577">
            <text:p>￥577</text:p>
          </table:table-cell>
          <table:table-cell table:style-name="ce13" office:value-type="string">
            <text:p>刺身,ﾕｰｸﾞﾚﾅ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0">
            <text:p>8月10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4">
            <text:p>8月14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x2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684">
            <text:p>￥684</text:p>
          </table:table-cell>
          <table:table-cell table:style-name="ce13" office:value-type="string">
            <text:p>ﾚﾓﾝﾃｨｰ,酎ハイ,駄菓子,ﾔｸﾙﾄ,乾電池,もずく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6">
            <text:p>8月1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酎ハイ,駄菓子,冷やし中華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9" office:value-type="currency" office:currency="JPY" office:value="1198">
            <text:p>￥1,198</text:p>
          </table:table-cell>
          <table:table-cell table:style-name="ce13" office:value-type="string">
            <text:p>寿司,酎ﾊｲ,ﾚﾓﾝﾃｨｰ,野菜汁,魚肉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1433">
            <text:p>￥1,433</text:p>
          </table:table-cell>
          <table:table-cell table:style-name="ce13" office:value-type="string">
            <text:p>菓子,刺身,ﾚﾓﾝﾃｨｰ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954">
            <text:p>￥954</text:p>
          </table:table-cell>
          <table:table-cell table:style-name="ce13" office:value-type="string">
            <text:p>惣菜,ｶｯﾌﾟ麺,酎ﾊｲ,ﾚﾓﾝﾃｨｰ,ﾔｸﾙﾄ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722">
            <text:p>￥722</text:p>
          </table:table-cell>
          <table:table-cell table:style-name="ce13" office:value-type="string">
            <text:p>牛乳,ﾚﾓﾝﾃｨｰ,鉄火巻,駄菓子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9" office:value-type="currency" office:currency="JPY" office:value="1512">
            <text:p>￥1,512</text:p>
          </table:table-cell>
          <table:table-cell table:style-name="ce13" office:value-type="string">
            <text:p>ﾚﾓﾝﾃｨｰ,寿司,もずく,ｼﾘｱﾙ,酎ﾊｲ,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刺身,ﾚﾓﾝﾃｨｰ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3">
            <text:p>8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9" office:value-type="currency" office:currency="JPY" office:value="1071">
            <text:p>￥1,071</text:p>
          </table:table-cell>
          <table:table-cell table:style-name="ce13" office:value-type="string">
            <text:p>ﾚﾓﾝﾃｨｰ,野菜汁,ﾔｸﾙﾄ,酎ハイ,刺身,駄菓子,ﾊﾟﾝﾂ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775">
            <text:p>￥775</text:p>
          </table:table-cell>
          <table:table-cell table:style-name="ce13" office:value-type="string">
            <text:p>ﾚﾓﾝﾃｨｰ,酎ハイ,刺身,もずく,ｶｯﾌﾟ麺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1098">
            <text:p>￥1,098</text:p>
          </table:table-cell>
          <table:table-cell table:style-name="ce13" office:value-type="string">
            <text:p>牛乳,ﾚﾓﾝﾃｨｰ,餃子,刺身,靴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511">
            <text:p>￥511</text:p>
          </table:table-cell>
          <table:table-cell table:style-name="ce13" office:value-type="string">
            <text:p>ﾚﾓﾝﾃｨｰ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683">
            <text:p>￥683</text:p>
          </table:table-cell>
          <table:table-cell table:style-name="ce13" office:value-type="string">
            <text:p>刺身,ﾚﾓﾝﾃｨｰ,酎ハイ,洗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447">
            <text:p>￥1,447</text:p>
          </table:table-cell>
          <table:table-cell table:style-name="ce13" office:value-type="string">
            <text:p>ｼﾘｱﾙ,酎ハイ,鉄火巻,菓子,野菜汁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9" office:value-type="currency" office:currency="JPY" office:value="746">
            <text:p>￥746</text:p>
          </table:table-cell>
          <table:table-cell table:style-name="ce13" office:value-type="string">
            <text:p>ﾚﾓﾝﾃｨｰ,酎ハイ,刺身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ﾚﾓﾝﾃｨｰ,ﾔｸﾙﾄ</text:p>
          </table:table-cell>
          <table:table-cell table:style-name="ce17"/>
          <table:table-cell table:number-columns-repeated="1020"/>
        </table:table-row>
        <table:table-row table:style-name="ro3" table:number-rows-repeated="11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947">
            <text:p>￥18,94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7-01">
            <text:p>7月1日</text:p>
          </table:table-cell>
          <table:table-cell table:style-name="ce8" office:value-type="currency" office:currency="JPY" office:value="604">
            <text:p>￥604</text:p>
          </table:table-cell>
          <table:table-cell table:style-name="ce13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393">
            <text:p>￥393</text:p>
          </table:table-cell>
          <table:table-cell table:style-name="ce13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70">
            <text:p>￥170</text:p>
          </table:table-cell>
          <table:table-cell table:style-name="ce13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9" office:value-type="currency" office:currency="JPY" office:value="403">
            <text:p>￥403</text:p>
          </table:table-cell>
          <table:table-cell table:style-name="ce13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8" office:value-type="currency" office:currency="JPY" office:value="95">
            <text:p>￥95</text:p>
          </table:table-cell>
          <table:table-cell table:style-name="ce13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9" office:value-type="currency" office:currency="JPY" office:value="827">
            <text:p>￥827</text:p>
          </table:table-cell>
          <table:table-cell table:style-name="ce13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309">
            <text:p>￥309</text:p>
          </table:table-cell>
          <table:table-cell table:style-name="ce13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2">
            <text:p>7月12日</text:p>
          </table:table-cell>
          <table:table-cell table:style-name="ce9" office:value-type="currency" office:currency="JPY" office:value="328">
            <text:p>￥328</text:p>
          </table:table-cell>
          <table:table-cell table:style-name="ce13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6">
            <text:p>7月16日</text:p>
          </table:table-cell>
          <table:table-cell table:style-name="ce8" office:value-type="currency" office:currency="JPY" office:value="350">
            <text:p>￥350</text:p>
          </table:table-cell>
          <table:table-cell table:style-name="ce13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9" office:value-type="currency" office:currency="JPY" office:value="465">
            <text:p>￥465</text:p>
          </table:table-cell>
          <table:table-cell table:style-name="ce13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爽健美茶,麦茶,16茶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9" office:value-type="currency" office:currency="JPY" office:value="362">
            <text:p>￥362</text:p>
          </table:table-cell>
          <table:table-cell table:style-name="ce13" office:value-type="string">
            <text:p>ﾚﾓﾝﾃｨｰ,ﾔｸﾙ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937">
            <text:p>￥937</text:p>
          </table:table-cell>
          <table:table-cell table:style-name="ce13" office:value-type="string">
            <text:p>菓子,ｼﾘｱﾙ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1">
            <text:p>7月21日</text:p>
          </table:table-cell>
          <table:table-cell table:style-name="ce9" office:value-type="currency" office:currency="JPY" office:value="1406">
            <text:p>￥1,406</text:p>
          </table:table-cell>
          <table:table-cell table:style-name="ce13" office:value-type="string">
            <text:p>菓子,野菜汁,ﾚﾓﾝﾃｨｰ酎ハイ,ｻｰﾓﾝにぎり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2">
            <text:p>7月22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3" office:value-type="string">
            <text:p>にぎり寿司,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9" office:value-type="currency" office:currency="JPY" office:value="415">
            <text:p>￥415</text:p>
          </table:table-cell>
          <table:table-cell table:style-name="ce13" office:value-type="string">
            <text:p>ﾚﾓﾝﾃｨｰ,ﾎﾟｶﾘ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9" office:value-type="currency" office:currency="JPY" office:value="666">
            <text:p>￥666</text:p>
          </table:table-cell>
          <table:table-cell table:style-name="ce13" office:value-type="string">
            <text:p>ﾚﾓﾝﾃｨｰ,ｶｯﾌﾟ麺,ﾔｸﾙﾄ,靴下,ﾊﾟﾝﾂ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597">
            <text:p>￥597</text:p>
          </table:table-cell>
          <table:table-cell table:style-name="ce13" office:value-type="string">
            <text:p>ﾎﾟｶﾘ,魚肉ｿｰｾｰｼﾞ,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544">
            <text:p>￥544</text:p>
          </table:table-cell>
          <table:table-cell table:style-name="ce13" office:value-type="string">
            <text:p>菓子,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もずく,ﾌﾞﾙｰﾚｯ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8">
            <text:p>7月28日</text:p>
          </table:table-cell>
          <table:table-cell table:style-name="ce9" office:value-type="currency" office:currency="JPY" office:value="1153">
            <text:p>￥1,153</text:p>
          </table:table-cell>
          <table:table-cell table:style-name="ce13" office:value-type="string">
            <text:p>ﾊﾟﾝﾂ､靴下,弁当,ﾚﾓﾝﾃｨｰ,魚肉ｿｰｾｰｼﾞ,菓子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9">
            <text:p>7月29日</text:p>
          </table:table-cell>
          <table:table-cell table:style-name="ce8" office:value-type="currency" office:currency="JPY" office:value="1054">
            <text:p>￥1,054</text:p>
          </table:table-cell>
          <table:table-cell table:style-name="ce13" office:value-type="string">
            <text:p>ﾚﾓﾝﾃｨｰ,ﾎﾟｶﾘｶｯﾌﾟ麺,靴下,刺身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3" office:value-type="string">
            <text:p>もずく,駄菓子,ﾔｸﾙﾄ,ﾚﾓﾝﾃｨｰ,牛乳,ﾁｰｽ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9" office:value-type="currency" office:currency="JPY" office:value="319">
            <text:p>￥319</text:p>
          </table:table-cell>
          <table:table-cell table:style-name="ce13" office:value-type="string">
            <text:p>刺身,酎ハイ</text:p>
          </table:table-cell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784">
            <text:p>￥18,7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2">
            <text:p>6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3">
            <text:p>6月3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8">
            <text:p>6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9">
            <text:p>6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30">
            <text:p>6月30日</text:p>
          </table:table-cell>
          <table:table-cell table:style-name="ce9" office:value-type="currency" office:currency="JPY" office:value="1011">
            <text:p>￥1,011</text:p>
          </table:table-cell>
          <table:table-cell table:style-name="ce13" office:value-type="string">
            <text:p>ｱｾﾛﾗ汁,カップ麺,刺身,ﾚﾓﾝﾃｨｰ,魚肉ｿｰｾｰｼﾞ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5-06">
            <text:p>5月6日</text:p>
          </table:table-cell>
          <table:table-cell table:style-name="ce8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7">
            <text:p>5月7日</text:p>
          </table:table-cell>
          <table:table-cell table:style-name="ce8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9">
            <text:p>5月9日</text:p>
          </table:table-cell>
          <table:table-cell table:style-name="ce19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8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8"/>
          <table:table-cell table:number-columns-repeated="1020"/>
        </table:table-row>
        <table:table-row table:style-name="ro3" table:number-rows-repeated="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4-01">
            <text:p>4月1日</text:p>
          </table:table-cell>
          <table:table-cell table:style-name="ce8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8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19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8">
            <text:p>4月8日</text:p>
          </table:table-cell>
          <table:table-cell table:style-name="ce8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3">
            <text:p>4月13日</text:p>
          </table:table-cell>
          <table:table-cell table:style-name="ce8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8">
            <text:p>4月18日</text:p>
          </table:table-cell>
          <table:table-cell table:style-name="ce8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8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8"/>
          <table:table-cell table:number-columns-repeated="1020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2">
            <text:p>3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19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7">
            <text:p>3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3">
            <text:p>2月3日</text:p>
          </table:table-cell>
          <table:table-cell table:style-name="ce8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8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19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8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19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2018/09/07</text:date>, <text:time>22:15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9-07T22:15:40</dc:date>
    <dc:creator>鈴木 豊樹</dc:creator>
    <meta:editing-duration>P1DT8H23S</meta:editing-duration>
    <meta:editing-cycles>188</meta:editing-cycles>
    <meta:generator>OpenOffice/4.1.5$Unix OpenOffice.org_project/415m1$Build-9789</meta:generator>
    <meta:document-statistic meta:table-count="9" meta:cell-count="1118" meta:object-count="0"/>
  </office:meta>
</office:document-meta>
</file>